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margin-left="2cm" fo:margin-right="0cm" fo:text-align="start" style:justify-single-word="false" fo:text-indent="0cm" style:auto-text-indent="false"/>
    </style:style>
    <style:style style:name="P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i di Storage</text:p>
      <text:p text:style-name="P1"/>
      <text:list text:style-name="L1">
        <text:list-item>
          <text:p text:style-name="P2">Il modello generale di un sistema di storage prevede a livello fisico / logico:</text:p>
        </text:list-item>
        <text:list-item>
          <text:p text:style-name="P3">Un host level 2 (client): Application e File System Client;</text:p>
        </text:list-item>
        <text:list-item>
          <text:p text:style-name="P3">Un host level 1 (server): File System Server e Storage Virtualization;</text:p>
        </text:list-item>
        <text:list-item>
          <text:p text:style-name="P3">Uno storage device (RAID): Storage Extent</text:p>
        </text:list-item>
        <text:list-item>
          <text:p text:style-name="P4">Le tre architetture più usate sono: DAS, NAS e SAN.</text:p>
        </text:list-item>
      </text:list>
      <text:p text:style-name="P5"/>
      <text:list text:style-name="L1">
        <text:list-item text:start-value="1">
          <text:p text:style-name="P4"><text:span text:style-name="T1">Direct Attached Storage</text:span> (DAS):</text:p>
          <text:p text:style-name="P4">Su di un unico host l'applicazione che lavora con la granularità del file si interfaccia col SO (file system, volume manager e poi storage driver) che accede tramite controller con la granularità del blocco alla periferica di storage.</text:p>
          <text:p text:style-name="P4">La scalabilità di quest'architettura è scarsa perchè posso collegare più host attraverso una LAN ma questi host hanno un costo superiore alla singola unità di storage e tra l'altro possono creare problemi in caso di sistemi eterogenei.</text:p>
        </text:list-item>
      </text:list>
      <text:p text:style-name="P5"/>
      <text:list text:style-name="L1">
        <text:list-item text:start-value="1">
          <text:p text:style-name="P4"><text:span text:style-name="T1">Network Attached Storage</text:span> (NAS):</text:p>
          <text:p text:style-name="P4">L'host su cui risiede l'applicazione richiede il file al SO che indirizza la richiesta al NAS server (attraverso network file protocol, TCP/IP stack e NIC driver) sulla NIC.</text:p>
          <text:p text:style-name="P4">La richiesta arriva al NAS server che in quanto tale conosce il protocollo di rete e recupera, come se fosse un DAS, il file richiesto.</text:p>
          <text:p text:style-name="P4">Il NAS file access handler si occupa ricevere le richieste dei files e inoltrarle al richiedente.</text:p>
          <text:p text:style-name="P4">La scalabilità di quest'architettura è elevata perchè ogni aggiunta non perturba i sistemi. Può inoltre crescere lungo due dimensioni: aggiungendo periferiche di storage al NAS oppure aggiungendo ulteriori NAS.</text:p>
        </text:list-item>
      </text:list>
      <text:p text:style-name="P5"/>
      <text:list text:style-name="L1">
        <text:list-item text:start-value="1">
          <text:p text:style-name="P4"><text:span text:style-name="T1">Storage Area Network</text:span> (SAN):</text:p>
          <text:p text:style-name="P4">L'idea è quella di avere una rete dedicata all'accesso di periferiche di storage.</text:p>
          <text:p text:style-name="P4">La soluzione <text:span text:style-name="T1">SAN attached</text:span> prevede che ogni host su cui risiede l'applicazione supporti il protocollo SAN (tipicamente Fiber Channel stack), abbia un driver per l'interfaccia e l'interfaccia stessa. Il server SAN è dotato di interfaccia, driver e supporto al protocollo che indirizza direttamente la richiesta alla periferica di storage.</text:p>
          <text:p text:style-name="P4">La differenza col NAS è che in questo caso il trasferimento dati avviene tramite rete dedicata che supporta il trasferimento di singoli blocchi di I/O e non tramite TCP/IP che è un protocollo di rete generico non ottimizzato.</text:p>
          <text:p text:style-name="P4">Questa soluzione è però molto costosa, motivo per cui sono state introdotte le architetture <text:span text:style-name="T1">SAN + NAS head</text:span>: gli host si interfacciano tramite rete ethernet al NAS server, l'unico ad avere l'interfaccia dedicata per accedere alla SAN e i software necessari per gestirla.</text:p>
          <text:p text:style-name="P4">Questa soluzione è chiaramente meno performante ma sicuramente più economica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style-name="L1">
        <text:list-item text:start-value="1">
          <text:p text:style-name="P4"><text:span text:style-name="T1">Protocollo Fiber Channel</text:span>:</text:p>
          <text:p text:style-name="P4">Il protocollo TCP/IP su interfaccia ethernet non è adatto allo scambio di grandi moli di dati:</text:p>
        </text:list-item>
        <text:list-item>
          <text:p text:style-name="P3">gestione del frame ethernet (più è grande, più overhead sulla rete);</text:p>
        </text:list-item>
        <text:list-item>
          <text:p text:style-name="P3">dimensione del frame ethernet (più piccoli, più overhead sulla CPU);</text:p>
        </text:list-item>
        <text:list-item>
          <text:p text:style-name="P3">routing dei pacchetti IP (overhead sugli apparati di rete).</text:p>
          <text:p text:style-name="P4">è necessario definire un protocollo dedicato agli Storage Network che unisce i benefici del bus locale (veloce e semplice), con quelli dei protocolli di rete (flessibilità, orientato al pacchetto): full-duplex 1600Mbps, 10km di raggio, componenti standard.</text:p>
          <text:p text:style-name="P4">Architettura:<text:tab/>Applicazione;</text:p>
        </text:list-item>
      </text:list>
      <text:p text:style-name="P5"><text:tab/><text:tab/><text:tab/>UPPER LAYER {Mapping; Common service};</text:p>
      <text:p text:style-name="P5"><text:tab/><text:tab/><text:tab/>PHYSICAL LAYER {<text:span text:style-name="T1">Framing protocol</text:span>; <text:span text:style-name="T1">Transmission protocol</text:span>; Physical}.</text:p>
      <text:list text:style-name="L2">
        <text:list-header>
          <text:p text:style-name="P6">Tipicamente ci si appoggia alla fibra ottica (1Km/5<text:span text:style-name="T2">μ</text:span>s) per sfruttare appieno le potenzialità del protocollo.</text:p>
        </text:list-header>
      </text:list>
      <text:list text:style-name="L3">
        <text:list-header>
          <text:p text:style-name="P7">La differenza fondamentale sta nel fatto che frammentazione e trasmissione (routing) sono fatti a livello molto basso (firmware) e sono dunque più veloci.</text:p>
          <text:p text:style-name="P7">Elementi: viene detto Fabric l'apparato che si occupa di routing, switching e buffering.</text:p>
          <text:p text:style-name="P7">Vantaggi: prestazioni, affidabilità.</text:p>
          <text:p text:style-name="P7">Svantaggi: non diffuso come ethernet, costoso.</text:p>
        </text:list-header>
      </text:list>
      <text:p text:style-name="P5"/>
      <text:list text:style-name="L3">
        <text:list-item text:start-value="1">
          <text:p text:style-name="P7"><text:span text:style-name="T1">Protocolli alternativi a FC</text:span>:</text:p>
          <text:p text:style-name="P7">iSCSI: protocollo a livello di sessione che si appoggia su TCP/IP (economico ma scarso);</text:p>
          <text:p text:style-name="P7">utilizza le stesse ottimizzazioni di FC ed accede a reti SAN.</text:p>
          <text:p text:style-name="P7">FCIP: è lo stesso protocollo FC che si appoggia però su di una rete IP;</text:p>
          <text:p text:style-name="P7">ha senso di esistere per interfacciarsi a reti ibride oppure per sfruttare l'opportunità di fare backup di una rete FC a distanze maggiori di 10Km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by <text:a xlink:type="simple" xlink:href="http://raymant.altervista.org/">raym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1T16:10:21</meta:creation-date>
    <dc:creator>Riccardo Tasso</dc:creator>
    <dc:date>2006-07-04T18:31:02</dc:date>
    <dc:language>it-IT</dc:language>
    <meta:editing-cycles>8</meta:editing-cycles>
    <meta:editing-duration>PT1H28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0" meta:word-count="627" meta:character-count="4022"/>
  </office:meta>
</office:document-meta>
</file>